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90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96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53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line-height="100%"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size-complex="36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Arial" fo:font-size="36pt" fo:text-shadow="none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ffffff" style:font-name="Arial" fo:font-size="32pt" fo:text-shadow="1pt 1pt" fo:font-weight="bold" style:font-size-asian="32pt" style:font-weight-asian="bold" style:font-size-complex="32pt" style:font-weight-complex="bold"/>
    </style:style>
    <style:style style:name="P9" style:family="paragraph">
      <style:paragraph-properties fo:margin-left="0.318cm" fo:margin-right="0cm" fo:line-height="100%" fo:text-indent="0cm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.318cm" fo:margin-right="0cm" fo:text-indent="0cm"/>
    </style:style>
    <style:style style:name="P12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ffffff" style:font-name="Segoe UI1" fo:font-size="24pt" fo:text-shadow="1pt 1pt" style:font-size-asian="24pt" style:font-size-complex="24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size-asian="24pt" style:font-weight-asian="normal" style:font-size-complex="24pt" style:font-weight-complex="normal"/>
    </style:style>
    <style:style style:name="T4" style:family="text">
      <style:text-properties fo:color="#000000" style:font-name="Segoe UI1" fo:font-size="36pt" fo:text-shadow="none" fo:font-weight="bold" style:font-size-asian="36pt" style:font-weight-asian="normal" style:font-size-complex="36pt" style:font-weight-complex="normal"/>
    </style:style>
    <style:style style:name="T5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7" style:family="text">
      <style:text-properties fo:color="#ffffff" style:font-name="Segoe UI1" fo:font-size="28pt" fo:text-shadow="1pt 1pt" fo:font-weight="normal" style:font-size-asian="28pt" style:font-weight-asian="normal" style:font-size-complex="28pt" style:font-weight-complex="normal"/>
    </style:style>
    <style:style style:name="T8" style:family="text">
      <style:text-properties fo:color="#000000" style:font-name="Segoe UI Semibold" fo:font-size="20pt" fo:text-shadow="none" fo:font-weight="normal" style:font-size-asian="20pt" style:font-weight-asian="normal" style:font-size-complex="20pt" style:font-weight-complex="normal"/>
    </style:style>
    <style:style style:name="T9" style:family="text">
      <style:text-properties fo:color="#ffffff" style:font-name="Segoe UI1" fo:font-size="16pt" fo:text-shadow="1pt 1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3cm" svg:x="1.314cm" svg:y="0.669cm">
          <draw:text-box>
            <text:p text:style-name="P1"><text:span text:style-name="T1">HYMN #514</text:span></text:p>
            <text:p text:style-name="P1"><text:span text:style-name="T2">“</text:span><text:span text:style-name="T2">The Bridegroom Soon Will Call U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4" draw:layer="layout" svg:width="24.638cm" svg:height="7.406cm" svg:x="1.524cm" svg:y="0.722cm">
          <draw:text-box>
            <text:p text:style-name="P1"><text:span text:style-name="T3">1. </text:span><text:span text:style-name="T4">The Bridegroom soon will call us,</text:span><text:span text:style-name="T4"><text:line-break/></text:span><text:span text:style-name="T4">“Come to the wedding feast.”</text:span><text:span text:style-name="T4"><text:line-break/></text:span><text:span text:style-name="T4">May slumber not befall us</text:span><text:span text:style-name="T4"><text:line-break/></text:span><text:span text:style-name="T4">Nor watchfulness decrea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6" draw:layer="layout" svg:width="24.638cm" svg:height="7.366cm" svg:x="1.524cm" svg:y="0.762cm">
          <draw:text-box>
            <text:p text:style-name="P1"><text:span text:style-name="T5">May all our lamps be burning</text:span><text:span text:style-name="T5"><text:line-break/></text:span><text:span text:style-name="T5">With oil enough and more</text:span><text:span text:style-name="T5"><text:line-break/></text:span><text:span text:style-name="T5">That we, with Him returning,</text:span><text:span text:style-name="T5"><text:line-break/></text:span><text:span text:style-name="T5">May find an open door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5" draw:text-style-name="P7" draw:layer="layout" svg:width="24.384cm" svg:height="7.011cm" svg:x="1.778cm" svg:y="0.883cm">
          <draw:text-box>
            <text:p text:style-name="P1"><text:span text:style-name="T6">2. </text:span><text:span text:style-name="T5">There shall we see in glory</text:span><text:span text:style-name="T5"><text:line-break/></text:span><text:span text:style-name="T5">Our dear Redeemer’s face;</text:span><text:span text:style-name="T5"><text:line-break/></text:span><text:span text:style-name="T5">The long-awaited story</text:span><text:span text:style-name="T5"><text:line-break/></text:span><text:span text:style-name="T5">Of heav’nly joy takes place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6" draw:text-style-name="P8" draw:layer="layout" svg:width="23.622cm" svg:height="7.152cm" svg:x="2.032cm" svg:y="0.722cm">
          <draw:text-box>
            <text:p text:style-name="P1"><text:span text:style-name="T5">The patriarchs shall meet us,</text:span><text:span text:style-name="T5"><text:line-break/></text:span><text:span text:style-name="T5">The prophets’ holy band;</text:span><text:span text:style-name="T5"><text:line-break/></text:span><text:span text:style-name="T5">Apostles, martyrs greet us</text:span><text:span text:style-name="T5"><text:line-break/></text:span><text:span text:style-name="T5">In that celestial la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5" draw:text-style-name="P7" draw:layer="layout" svg:width="24.13cm" svg:height="7.011cm" svg:x="1.778cm" svg:y="0.762cm">
          <draw:text-box>
            <text:p text:style-name="P1"><text:span text:style-name="T6">3. </text:span><text:span text:style-name="T5">There God shall from all evil</text:span><text:span text:style-name="T5"><text:line-break/></text:span><text:span text:style-name="T5">Forever make us free,</text:span><text:span text:style-name="T5"><text:line-break/></text:span><text:span text:style-name="T5">From sin and from the devil,</text:span><text:span text:style-name="T5"><text:line-break/></text:span><text:span text:style-name="T5">From all adversity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5" draw:text-style-name="P6" draw:layer="layout" svg:width="24.384cm" svg:height="7.011cm" svg:x="1.778cm" svg:y="0.762cm">
          <draw:text-box>
            <text:p text:style-name="P1"><text:span text:style-name="T5">From sickness, pain, and sadness,</text:span><text:span text:style-name="T5"><text:line-break/></text:span><text:span text:style-name="T5">From troubles, cares, and fears,</text:span><text:span text:style-name="T5"><text:line-break/></text:span><text:span text:style-name="T5">And grant us heav’nly gladness</text:span><text:span text:style-name="T5"><text:line-break/></text:span><text:span text:style-name="T5">And wipe away our tear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7" draw:text-style-name="P7" draw:layer="layout" svg:width="23.622cm" svg:height="7.214cm" svg:x="2.009cm" svg:y="0.824cm">
          <draw:text-box>
            <text:p text:style-name="P1"><text:span text:style-name="T6">4. </text:span><text:span text:style-name="T5">In that fair home shall never</text:span><text:span text:style-name="T5"><text:line-break/></text:span><text:span text:style-name="T5">Be silent music’s voice;</text:span><text:span text:style-name="T5"><text:line-break/></text:span><text:span text:style-name="T5">With hearts and lips forever</text:span><text:span text:style-name="T5"><text:line-break/></text:span><text:span text:style-name="T5">We shall in God rejoic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draw:frame draw:style-name="gr8" draw:text-style-name="P12" draw:layer="layout" svg:width="24.638cm" svg:height="12.83cm" svg:x="1.524cm" svg:y="0.782cm">
          <draw:text-box>
            <text:p text:style-name="P1"><text:span text:style-name="T5">While angel hosts are raising</text:span><text:span text:style-name="T5"><text:line-break/></text:span><text:span text:style-name="T5">With saints from great to least</text:span><text:span text:style-name="T5"><text:line-break/></text:span><text:span text:style-name="T5">A mighty hymn for praising</text:span><text:span text:style-name="T5"><text:line-break/></text:span><text:span text:style-name="T5">The Giver of the feast.</text:span></text:p>
            <text:p text:style-name="P9"><text:span text:style-name="T7"/></text:p>
            <text:p text:style-name="P10"><text:span text:style-name="T8">© 1982 Concordia Publishing House.</text:span></text:p>
            <text:p text:style-name="P10"><text:span text:style-name="T8">Used by permission:</text:span></text:p>
            <text:p text:style-name="P10"><text:span text:style-name="T8">LSB Hymn License.</text:span></text:p>
            <text:p text:style-name="P10"><text:span text:style-name="T8">NET, no. 100011038. Public domain</text:span></text:p>
            <text:p text:style-name="P11"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_5f_-background" style:display-name="Hymn%20template_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_5f_-backgroundobjects" style:display-name="Hymn%20templa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_5f_-notes" style:display-name="Hymn%20templa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Hymn_25_20template_5f_-outline1" style:display-name="Hymn%20template_-outline1" style:family="presentation">
      <style:graphic-properties draw:stroke="none" draw:fill="none" draw:auto-grow-height="false" draw:fit-to-size="shrink-to-fit" style:shrink-to-fit="true">
        <text:list-style style:name="Hymn_25_20template_5f_-outline1" style:display-name="Hymn%20templa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_5f_-outline2" style:display-name="Hymn%20template_-outline2" style:family="presentation" style:parent-style-name="Hymn_25_20template_5f_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_5f_-outline3" style:display-name="Hymn%20template_-outline3" style:family="presentation" style:parent-style-name="Hymn_25_20template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_5f_-outline4" style:display-name="Hymn%20template_-outline4" style:family="presentation" style:parent-style-name="Hymn_25_20template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_5f_-outline5" style:display-name="Hymn%20template_-outline5" style:family="presentation" style:parent-style-name="Hymn_25_20template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_5f_-outline6" style:display-name="Hymn%20template_-outline6" style:family="presentation" style:parent-style-name="Hymn_25_20template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_5f_-outline7" style:display-name="Hymn%20template_-outline7" style:family="presentation" style:parent-style-name="Hymn_25_20template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_5f_-outline8" style:display-name="Hymn%20template_-outline8" style:family="presentation" style:parent-style-name="Hymn_25_20template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_5f_-outline9" style:display-name="Hymn%20template_-outline9" style:family="presentation" style:parent-style-name="Hymn_25_20template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_5f_-subtitle" style:display-name="Hymn%20template_-subtitle" style:family="presentation">
      <style:graphic-properties draw:stroke="none" draw:fill="none" draw:textarea-vertical-align="middle">
        <text:list-style style:name="Hymn_25_20template_5f_-subtitle" style:display-name="Hymn%20templa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_5f_-title" style:display-name="Hymn%20template_-title" style:family="presentation">
      <style:graphic-properties draw:stroke="none" draw:fill="none" draw:textarea-vertical-align="middle">
        <text:list-style style:name="Hymn_25_20template_5f_-title" style:display-name="Hymn%20templa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ymn_25_20template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Hymn_25_20template_5f_-backgroundobjects">
      <style:graphic-properties draw:stroke="none" draw:fill="none" draw:fill-color="#ffffff" draw:auto-grow-height="false" fo:min-height="1.397cm"/>
    </style:style>
    <style:style style:name="Mpr6" style:family="presentation" style:parent-style-name="Hymn_25_20template_5f_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ymn_25_20template_5f_" style:display-name="Hymn%20template_" style:page-layout-name="PM1" draw:style-name="Mdp1">
      <draw:frame presentation:style-name="Hymn_25_20template_5f_-title" draw:layer="backgroundobjects" svg:width="25.199cm" svg:height="2.63cm" svg:x="1.4cm" svg:y="0.627cm" presentation:class="title" presentation:placeholder="true">
        <draw:text-box/>
      </draw:frame>
      <draw:frame presentation:style-name="Hymn_25_20template_5f_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_5f_-title" draw:layer="backgroundobjects" svg:width="13.968cm" svg:height="10.476cm" svg:x="3.81cm" svg:y="2.123cm" presentation:class="page"/>
        <draw:frame presentation:style-name="Hymn_25_20template_5f_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9T08:59:46.417000000</meta:creation-date>
    <dc:title>Hymn template</dc:title>
    <meta:editing-duration>PT1H37S</meta:editing-duration>
    <meta:editing-cycles>13</meta:editing-cycles>
    <meta:generator>LibreOffice/6.1.3.2$Windows_X86_64 LibreOffice_project/86daf60bf00efa86ad547e59e09d6bb77c699acb</meta:generator>
    <meta:initial-creator>Arthur Hoch</meta:initial-creator>
    <dc:date>2019-01-19T20:48:05.504000000</dc:date>
    <meta:document-statistic meta:object-count="167"/>
    <meta:template xlink:type="simple" xlink:actuate="onRequest" xlink:title="Hymn template" xlink:href="../../AppData/Roaming/LibreOffice/4/user/template/Worship%20Templsates/Hymn%20template.otp" meta:date="2014-10-09T08:59:45.653000000"/>
  </office:meta>
</office:document-meta>
</file>